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088b8" officeooo:paragraph-rsid="000088b8" style:font-size-asian="22.75pt" style:font-weight-asian="bold" style:font-size-complex="26pt" style:font-weight-complex="bold"/>
    </style:style>
    <style:style style:name="P2" style:family="paragraph" style:parent-style-name="Standard">
      <style:text-properties fo:font-size="16pt" fo:font-weight="bold" officeooo:rsid="000088b8" officeooo:paragraph-rsid="000088b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language="ru" fo:country="RU" fo:font-weight="bold" officeooo:rsid="000571f0" officeooo:paragraph-rsid="000571f0" style:font-size-asian="16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-0.4cm" fo:margin-right="0cm" fo:text-indent="-0.199cm" style:auto-text-indent="false" style:page-number="auto" fo:background-color="transparent"/>
      <style:text-properties style:font-name="Calibri" fo:font-size="26pt" fo:font-weight="bold" officeooo:rsid="000088b8" officeooo:paragraph-rsid="000088b8" style:font-size-asian="22.75pt" style:font-weight-asian="bold" style:font-size-complex="26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libri" fo:font-size="26pt" fo:language="ru" fo:country="RU" fo:font-weight="bold" officeooo:rsid="0001f9a9" officeooo:paragraph-rsid="0002a00d" style:font-size-asian="22.75pt" style:font-weight-asian="bold" style:font-size-complex="26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libri" fo:font-size="26pt" fo:language="ru" fo:country="RU" fo:font-weight="bold" officeooo:rsid="0001f9a9" officeooo:paragraph-rsid="000571f0" style:font-size-asian="22.75pt" style:font-weight-asian="bold" style:font-size-complex="26pt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Calibri" officeooo:paragraph-rsid="0002a00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alibri" officeooo:paragraph-rsid="0001f9a9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style:font-name="Calibri" officeooo:paragraph-rsid="0002a00d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-0.101cm" style:auto-text-indent="false" style:page-number="auto" fo:background-color="transparent"/>
      <style:text-properties style:font-name="Calibri" fo:font-size="26pt" fo:language="ru" fo:country="RU" fo:font-weight="bold" officeooo:rsid="0003e098" officeooo:paragraph-rsid="0003e098" style:font-size-asian="22.75pt" style:font-weight-asian="bold" style:font-size-complex="26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-0.199cm" style:auto-text-indent="false" style:page-number="auto" fo:background-color="transparent"/>
      <style:text-properties style:font-name="Calibri" fo:font-size="16pt" fo:font-weight="normal" officeooo:rsid="000088b8" officeooo:paragraph-rsid="000571f0" style:font-size-asian="16pt" style:font-weight-asian="normal" style:font-size-complex="16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-0.3cm" fo:margin-right="0cm" fo:text-indent="0.3cm" style:auto-text-indent="false" style:page-number="auto" fo:background-color="transparent"/>
      <style:text-properties style:font-name="Calibri" fo:font-size="26pt" fo:language="ru" fo:country="RU" fo:font-weight="bold" officeooo:rsid="0001f9a9" officeooo:paragraph-rsid="0002a00d" style:font-size-asian="22.75pt" style:font-weight-asian="bold" style:font-size-complex="26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0.4cm" style:auto-text-indent="false" style:page-number="auto" fo:background-color="transparent"/>
      <style:text-properties style:font-name="Calibri" officeooo:paragraph-rsid="0001f9a9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style:font-name="Calibri" fo:font-size="26pt" fo:language="ru" fo:country="RU" fo:font-weight="bold" officeooo:rsid="0001f9a9" officeooo:paragraph-rsid="0001f9a9" style:font-size-asian="22.75pt" style:font-weight-asian="bold" style:font-size-complex="26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Calibri" fo:font-size="26pt" fo:language="ru" fo:country="RU" fo:font-weight="bold" officeooo:rsid="0002a00d" officeooo:paragraph-rsid="0002a00d" style:font-size-asian="22.75pt" style:font-weight-asian="bold" style:font-size-complex="26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Calibri" fo:font-size="26pt" fo:language="ru" fo:country="RU" fo:font-weight="bold" officeooo:rsid="0002a00d" officeooo:paragraph-rsid="000571f0" style:font-size-asian="22.75pt" style:font-weight-asian="bold" style:font-size-complex="26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-0.3cm" fo:margin-right="0cm" fo:text-indent="0cm" style:auto-text-indent="false" style:page-number="auto" fo:background-color="transparent"/>
      <style:text-properties style:font-name="Calibri" fo:font-size="26pt" fo:language="ru" fo:country="RU" fo:font-weight="bold" officeooo:rsid="0001f9a9" officeooo:paragraph-rsid="0002a00d" style:font-size-asian="22.75pt" style:font-weight-asian="bold" style:font-size-complex="26pt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Calibri" fo:font-size="16pt" fo:language="ru" fo:country="RU" fo:font-weight="bold" officeooo:rsid="0001f9a9" officeooo:paragraph-rsid="0001f9a9" style:font-size-asian="14pt" style:font-weight-asian="bold" style:font-size-complex="16pt" style:font-weight-complex="bold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Calibri" fo:font-size="16pt" fo:language="en" fo:country="US" fo:font-weight="normal" officeooo:rsid="0001f9a9" officeooo:paragraph-rsid="0001f9a9" style:font-size-asian="14pt" style:font-weight-asian="normal" style:font-size-complex="16pt" style:font-weight-complex="normal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Calibri" fo:font-size="16pt" fo:language="en" fo:country="US" fo:font-weight="bold" officeooo:rsid="0001f9a9" officeooo:paragraph-rsid="0001f9a9" style:font-size-asian="14pt" style:font-weight-asian="bold" style:font-size-complex="16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Calibri" fo:font-size="16pt" fo:language="en" fo:country="US" fo:font-weight="bold" officeooo:rsid="0002a00d" officeooo:paragraph-rsid="0002a00d" style:font-size-asian="14pt" style:font-weight-asian="bold" style:font-size-complex="16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Calibri" fo:font-size="16pt" fo:language="en" fo:country="US" fo:font-weight="bold" officeooo:rsid="0001f9a9" officeooo:paragraph-rsid="0001f9a9" style:font-size-asian="14pt" style:font-weight-asian="bold" style:font-size-complex="16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indent="0.3cm" style:auto-text-indent="false" fo:background-color="transparent"/>
      <style:text-properties style:font-name="Calibri" fo:font-size="16pt" fo:language="ru" fo:country="RU" fo:font-weight="bold" officeooo:rsid="0001f9a9" officeooo:paragraph-rsid="0002a00d" style:font-size-asian="14pt" style:font-weight-asian="bold" style:font-size-complex="16pt" style:font-weight-complex="bold"/>
    </style:style>
    <style:style style:name="P24" style:family="paragraph" style:parent-style-name="Standard" style:master-page-name="">
      <style:paragraph-properties style:page-number="auto"/>
      <style:text-properties fo:font-size="26pt" fo:font-weight="bold" officeooo:rsid="000088b8" officeooo:paragraph-rsid="000571f0" style:font-size-asian="22.75pt" style:font-weight-asian="bold" style:font-size-complex="26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-0.199cm" style:auto-text-indent="false" style:page-number="auto" fo:background-color="transparent"/>
      <style:text-properties officeooo:paragraph-rsid="00058f00"/>
    </style:style>
    <style:style style:name="T1" style:family="text">
      <style:text-properties fo:language="ru" fo:country="RU" fo:font-weight="bold" style:font-size-asian="14pt" style:font-weight-asian="bold" style:font-weight-complex="bold"/>
    </style:style>
    <style:style style:name="T2" style:family="text">
      <style:text-properties fo:language="ru" fo:country="RU" fo:font-weight="bold" officeooo:rsid="000571f0" style:font-size-asian="14pt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size-asian="14pt" style:font-weight-asian="bold" style:font-weight-complex="bold"/>
    </style:style>
    <style:style style:name="T5" style:family="text">
      <style:text-properties fo:language="en" fo:country="US" fo:font-weight="bold" officeooo:rsid="0002a00d" style:font-size-asian="14pt" style:font-weight-asian="bold" style:font-weight-complex="bold"/>
    </style:style>
    <style:style style:name="T6" style:family="text">
      <style:text-properties fo:font-size="16pt" fo:language="ru" fo:country="RU" fo:font-weight="bold" officeooo:rsid="000088b8" style:font-size-asian="14pt" style:font-weight-asian="bold" style:font-size-complex="16pt" style:font-weight-complex="bold"/>
    </style:style>
    <style:style style:name="T7" style:family="text">
      <style:text-properties fo:font-size="16pt" fo:language="ru" fo:country="RU" fo:font-weight="bold" officeooo:rsid="0001f9a9" style:font-size-asian="14pt" style:font-weight-asian="bold" style:font-size-complex="16pt" style:font-weight-complex="bold"/>
    </style:style>
    <style:style style:name="T8" style:family="text">
      <style:text-properties fo:font-size="16pt" fo:language="ru" fo:country="RU" fo:font-weight="normal" officeooo:rsid="000088b8" style:font-size-asian="14pt" style:font-weight-asian="normal" style:font-size-complex="16pt" style:font-weight-complex="normal"/>
    </style:style>
    <style:style style:name="T9" style:family="text">
      <style:text-properties fo:font-size="16pt" fo:language="ru" fo:country="RU" style:text-underline-style="solid" style:text-underline-width="auto" style:text-underline-color="font-color" fo:font-weight="normal" officeooo:rsid="0003e098" style:font-size-asian="14pt" style:font-weight-asian="normal" style:font-size-complex="16pt" style:font-weight-complex="normal"/>
    </style:style>
    <style:style style:name="T10" style:family="text">
      <style:text-properties fo:font-size="16pt" fo:language="ru" fo:country="RU" style:text-underline-style="none" fo:font-weight="bold" officeooo:rsid="000088b8" style:font-size-asian="14pt" style:font-weight-asian="bold" style:font-size-complex="16pt" style:font-weight-complex="bold"/>
    </style:style>
    <style:style style:name="T11" style:family="text">
      <style:text-properties fo:font-size="16pt" fo:language="en" fo:country="US" fo:font-weight="bold" officeooo:rsid="000088b8" style:font-size-asian="14pt" style:font-weight-asian="bold" style:font-size-complex="16pt" style:font-weight-complex="bold"/>
    </style:style>
    <style:style style:name="T12" style:family="text">
      <style:text-properties fo:font-size="16pt" fo:language="en" fo:country="US" fo:font-weight="bold" officeooo:rsid="0001f9a9" style:font-size-asian="14pt" style:font-weight-asian="bold" style:font-size-complex="16pt" style:font-weight-complex="bold"/>
    </style:style>
    <style:style style:name="T13" style:family="text">
      <style:text-properties fo:font-size="16pt" fo:language="en" fo:country="US" fo:font-weight="bold" officeooo:rsid="0002a00d" style:font-size-asian="14pt" style:font-weight-asian="bold" style:font-size-complex="16pt" style:font-weight-complex="bold"/>
    </style:style>
    <style:style style:name="T14" style:family="text">
      <style:text-properties fo:font-size="16pt" fo:language="en" fo:country="US" fo:font-weight="normal" officeooo:rsid="000088b8" style:font-size-asian="14pt" style:font-weight-asian="normal" style:font-size-complex="16pt" style:font-weight-complex="normal"/>
    </style:style>
    <style:style style:name="T15" style:family="text">
      <style:text-properties fo:font-size="16pt" fo:language="en" fo:country="US" style:font-size-asian="14pt" style:font-size-complex="16pt"/>
    </style:style>
    <style:style style:name="T16" style:family="text">
      <style:text-properties fo:font-size="16pt" fo:language="en" fo:country="US" officeooo:rsid="000088b8" style:font-size-asian="14pt" style:font-size-complex="16pt"/>
    </style:style>
    <style:style style:name="T17" style:family="text">
      <style:text-properties fo:font-size="16pt" fo:language="en" fo:country="US" officeooo:rsid="0002a00d" style:font-size-asian="14pt" style:font-size-complex="16pt"/>
    </style:style>
    <style:style style:name="T18" style:family="text">
      <style:text-properties fo:font-size="16pt" fo:language="en" fo:country="US" fo:background-color="#ffffff" loext:char-shading-value="0" style:font-size-asian="14pt" style:font-size-complex="16pt"/>
    </style:style>
    <style:style style:name="T19" style:family="text">
      <style:text-properties fo:font-size="16pt" fo:language="en" fo:country="US" style:text-underline-style="none" fo:font-weight="bold" officeooo:rsid="000088b8" style:font-size-asian="14pt" style:font-weight-asian="bold" style:font-size-complex="16pt" style:font-weight-complex="bold"/>
    </style:style>
    <style:style style:name="T20" style:family="text">
      <style:text-properties fo:font-size="16pt" style:font-size-asian="14pt" style:font-size-complex="16pt"/>
    </style:style>
    <style:style style:name="T21" style:family="text">
      <style:text-properties fo:font-size="16pt" officeooo:rsid="000088b8" style:font-size-asian="14pt" style:font-size-complex="16pt"/>
    </style:style>
    <style:style style:name="T22" style:family="text">
      <style:text-properties fo:font-size="16pt" officeooo:rsid="0002a00d" style:font-size-asian="14pt" style:font-size-complex="16pt"/>
    </style:style>
    <style:style style:name="T23" style:family="text">
      <style:text-properties fo:font-size="16pt" fo:background-color="#ffffff" loext:char-shading-value="0" style:font-size-asian="14pt" style:font-size-complex="16pt"/>
    </style:style>
    <style:style style:name="T24" style:family="text">
      <style:text-properties fo:font-size="16pt" fo:font-weight="bold" officeooo:rsid="000088b8" style:font-size-asian="14pt" style:font-weight-asian="bold" style:font-size-complex="16pt" style:font-weight-complex="bold"/>
    </style:style>
    <style:style style:name="T25" style:family="text">
      <style:text-properties fo:font-size="16pt" fo:font-weight="normal" officeooo:rsid="000088b8" style:font-size-asian="14pt" style:font-weight-asian="normal" style:font-size-complex="16pt" style:font-weight-complex="normal"/>
    </style:style>
    <style:style style:name="T26" style:family="text">
      <style:text-properties fo:color="#000000" style:font-name="Calibri" fo:font-size="16pt" fo:font-weight="bold" fo:background-color="#ffffff" loext:char-shading-value="0" style:font-size-asian="16pt" style:font-weight-asian="bold" style:font-size-complex="16pt" style:font-weight-complex="bold"/>
    </style:style>
    <style:style style:name="T27" style:family="text">
      <style:text-properties fo:color="#000000" style:font-name="Calibri" fo:font-size="16pt" fo:language="ru" fo:country="RU" fo:font-weight="bold" officeooo:rsid="000571f0" fo:background-color="#ffffff" loext:char-shading-value="0" style:font-size-asian="16pt" style:font-weight-asian="bold" style:font-size-complex="16pt" style:font-weight-complex="bold"/>
    </style:style>
    <style:style style:name="T28" style:family="text">
      <style:text-properties fo:color="#000000" style:font-name="Calibri" fo:font-size="16pt" fo:language="ru" fo:country="RU" fo:font-weight="bold" officeooo:rsid="00058f00" fo:background-color="#ffffff" loext:char-shading-value="0" style:font-size-asian="16pt" style:font-weight-asian="bold" style:font-size-complex="16pt" style:font-weight-complex="bold"/>
    </style:style>
    <style:style style:name="T29" style:family="text">
      <style:text-properties fo:color="#000000" style:font-name="Calibri" fo:font-size="16pt" fo:language="en" fo:country="US" fo:font-weight="bold" officeooo:rsid="00058f00" fo:background-color="#ffffff" loext:char-shading-value="0" style:font-size-asian="16pt" style:font-weight-asian="bold" style:font-size-complex="16pt" style:font-weight-complex="bold"/>
    </style:style>
    <style:style style:name="T30" style:family="text">
      <style:text-properties fo:color="#000000" fo:background-color="#ffffff" loext:char-shading-value="0"/>
    </style:style>
    <style:style style:name="T31" style:family="text">
      <style:text-properties fo:color="#000000" fo:font-weight="bold" fo:background-color="#ffffff" loext:char-shading-value="0" style:font-weight-asian="bold" style:font-weight-complex="bold"/>
    </style:style>
    <style:style style:name="T32" style:family="text">
      <style:text-properties fo:color="#000000" fo:language="ru" fo:country="RU" fo:font-weight="bold" officeooo:rsid="000571f0" fo:background-color="#ffffff" loext:char-shading-value="0" style:font-weight-asian="bold" style:font-weight-complex="bold"/>
    </style:style>
    <style:style style:name="T33" style:family="text">
      <style:text-properties fo:color="#000000" fo:language="ru" fo:country="RU" officeooo:rsid="000571f0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SFML:</text:p>
      <text:p text:style-name="P7"><text:span text:style-name="T24">1.</text:span><text:span text:style-name="T6">Все конфигурации</text:span><text:span text:style-name="T13">,</text:span><text:span text:style-name="T6"> Все платформы:</text:span></text:p>
      <text:p text:style-name="P8"><text:span text:style-name="T19">C/C++ =&gt; </text:span><text:span text:style-name="T10">общие </text:span><text:span text:style-name="T19">=&gt; </text:span><text:span text:style-name="T10">дополнительные каталоги вкючаемых файлов.</text:span><text:span text:style-name="T6"> <text:s text:c="8"/></text:span><text:span text:style-name="T8">Прописываем путь до папки </text:span><text:span text:style-name="T14">include</text:span><text:span text:style-name="T11"> </text:span><text:span text:style-name="T6">(вообще пох какая битность</text:span><text:span text:style-name="T7">)</text:span></text:p>
      <text:p text:style-name="P18"/>
      <text:p text:style-name="P12"><text:span text:style-name="T17">2</text:span><text:span text:style-name="T16">.</text:span><text:span text:style-name="T15">Rel</text:span><text:span text:style-name="T17">ea</text:span><text:span text:style-name="T15">se</text:span><text:span text:style-name="T17">,</text:span><text:span text:style-name="T21"> Все платформы:</text:span></text:p>
      <text:p text:style-name="P5"><text:span text:style-name="T21">К</text:span><text:span text:style-name="T20">омпоновщик =</text:span><text:span text:style-name="T15">&gt; </text:span><text:span text:style-name="T20">Ввод </text:span><text:span text:style-name="T17">=&gt; </text:span><text:span text:style-name="T22">Дополнительные зависимости.</text:span></text:p>
      <text:p text:style-name="P15"><text:span text:style-name="T20">Дописываем туда это:</text:span><text:span text:style-name="T15"> </text:span></text:p>
      <text:p text:style-name="P21">sfml-graphics.lib</text:p>
      <text:p text:style-name="P21">sfml-window.lib</text:p>
      <text:p text:style-name="P21">sfml-system.lib</text:p>
      <text:p text:style-name="P21">sfml-audio.lib</text:p>
      <text:p text:style-name="P21">sfml-network.lib</text:p>
      <text:p text:style-name="P21"/>
      <text:p text:style-name="P17"><text:span text:style-name="T17"><text:s/>3</text:span><text:span text:style-name="T16">.</text:span><text:span text:style-name="T17">Debug,</text:span><text:span text:style-name="T21"> Все платформы:</text:span></text:p>
      <text:p text:style-name="P5"><text:span text:style-name="T21">К</text:span><text:span text:style-name="T20">омпоновщик =</text:span><text:span text:style-name="T15">&gt; </text:span><text:span text:style-name="T20">Ввод </text:span><text:span text:style-name="T17">=&gt; </text:span><text:span text:style-name="T22">Дополнительные зависимости.</text:span></text:p>
      <text:p text:style-name="P15"><text:span text:style-name="T20">Дописываем туда это:</text:span><text:span text:style-name="T15"> </text:span></text:p>
      <text:p text:style-name="P21">sfml-graphics-d.lib</text:p>
      <text:p text:style-name="P21">sfml-window-d.lib</text:p>
      <text:p text:style-name="P21">sfml-system-d.lib</text:p>
      <text:p text:style-name="P21">sfml-audio-d.lib</text:p>
      <text:p text:style-name="P23">sfml-network-d.lib</text:p>
      <text:p text:style-name="P23"/>
      <text:p text:style-name="P9"><text:span text:style-name="T13">4</text:span><text:span text:style-name="T6">.Все конфигурации</text:span><text:span text:style-name="T13">,</text:span><text:span text:style-name="T6"> Платформа </text:span><text:span text:style-name="T11">Win32</text:span><text:span text:style-name="T6">:</text:span></text:p>
      <text:p text:style-name="P8"><text:span text:style-name="T6">К</text:span><text:span text:style-name="T7">омпоновщик =</text:span><text:span text:style-name="T12">&gt; </text:span><text:span text:style-name="T7">общие </text:span><text:span text:style-name="T12">=&gt; </text:span><text:span text:style-name="T7">дополнительные каталоги библиотек.</text:span></text:p>
      <text:p text:style-name="P13"><text:span text:style-name="T8">Прописываем путь до папки </text:span><text:span text:style-name="T12">lib (SFML x32/86)</text:span></text:p>
      <text:p text:style-name="P19"/>
      <text:p text:style-name="P9"><text:span text:style-name="T13">5</text:span><text:span text:style-name="T6">.Все конфигурации</text:span><text:span text:style-name="T13">,</text:span><text:span text:style-name="T6"> Платформа </text:span><text:span text:style-name="T11">Win</text:span><text:span text:style-name="T12">64</text:span><text:span text:style-name="T6">:</text:span></text:p>
      <text:p text:style-name="P8"><text:span text:style-name="T6">К</text:span><text:span text:style-name="T7">омпоновщик =</text:span><text:span text:style-name="T12">&gt; </text:span><text:span text:style-name="T7">общие </text:span><text:span text:style-name="T12">=&gt; </text:span><text:span text:style-name="T7">дополнительные каталоги библиотек.</text:span></text:p>
      <text:p text:style-name="P14"><text:span text:style-name="T25">Прописываем путь до папки </text:span><text:span text:style-name="T15">lib (SFML x64)</text:span></text:p>
      <text:p text:style-name="P22"/>
      <text:p text:style-name="P10"><text:span text:style-name="T15">6. </text:span><text:span text:style-name="T20">После сборки всех вариантов, кидаем бинарники из папок </text:span><text:span text:style-name="T15">bin </text:span><text:span text:style-name="T20">по своим местам</text:span></text:p>
      <text:p text:style-name="P20"/>
      <text:p text:style-name="P24"><text:soft-page-break/>2.ImGui:</text:p>
      <text:p text:style-name="P25"><text:span text:style-name="T27">1.</text:span><text:span text:style-name="T26">Project =&gt; "VC++ </text:span><text:span text:style-name="T29">Directories</text:span><text:span text:style-name="T26">" =&gt; "Include </text:span><text:span text:style-name="T29">Directories</text:span><text:span text:style-name="T26">"</text:span></text:p>
      <text:p text:style-name="P11"><text:span text:style-name="T30"><text:s text:c="3"/>and set way to <text:s/></text:span><text:span text:style-name="T31">...</text:span><text:span text:style-name="T32">\</text:span><text:span text:style-name="T31">imgui-master </text:span><text:span text:style-name="T33">и </text:span><text:span text:style-name="T31">...</text:span><text:span text:style-name="T32">\</text:span><text:span text:style-name="T31">imgui-sfml-master</text:span><text:span text:style-name="T30"> <text:s/>IT ONLY 32 BIT!!</text:span><text:span text:style-name="T2">2</text:span><text:span text:style-name="T4">.</text:span><text:span text:style-name="T5">Debug,</text:span><text:span text:style-name="T1"> Все платформы:</text:span></text:p>
      <text:p text:style-name="P6"><text:span text:style-name="T21"><text:s text:c="3"/>К</text:span><text:span text:style-name="T20">омпоновщик =</text:span><text:span text:style-name="T15">&gt; </text:span><text:span text:style-name="T20">Ввод </text:span><text:span text:style-name="T17">=&gt; </text:span><text:span text:style-name="T22">Дополнительные зависимости.</text:span></text:p>
      <text:p text:style-name="P16"><text:span text:style-name="T23">Дописываем туда это:</text:span><text:span text:style-name="T18"> </text:span></text:p>
      <text:p text:style-name="P2">"opengl32.lib"</text:p>
      <text:p text:style-name="P2">"glu32.lib"</text:p>
      <text:p text:style-name="P3">3.Кидаем все .<text:span text:style-name="T3">cpp </text:span>файлы в проект.</text:p>
      <text:p text:style-name="P1"/>
      <text:p text:style-name="P1"/>
      <text:p text:style-name="P1">3.TMX2: <text:span text:style-name="T9">просто кидаем файлы в проект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693cm" fo:margin-right="1.98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 LibreOffice_project/4d224e95b98b138af42a64d84056446d09082932</meta:generator>
    <dc:date>2021-02-23T23:43:00.622000000</dc:date>
    <meta:editing-duration>PT8H34M52S</meta:editing-duration>
    <meta:editing-cycles>2</meta:editing-cycles>
    <meta:document-statistic meta:table-count="0" meta:image-count="0" meta:object-count="0" meta:page-count="2" meta:paragraph-count="35" meta:word-count="149" meta:character-count="1206" meta:non-whitespace-character-count="1072"/>
  </office:meta>
</office:document-meta>
</file>